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PT Sans" svg:font-family="'PT Sans', 'Trebuchet MS'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03f9a" officeooo:paragraph-rsid="00003f9a"/>
    </style:style>
    <style:style style:name="P2" style:family="paragraph" style:parent-style-name="Standard" style:list-style-name="L1">
      <style:text-properties fo:language="pt" fo:country="PT" officeooo:rsid="00003f9a" officeooo:paragraph-rsid="00003f9a"/>
    </style:style>
    <style:style style:name="P3" style:family="paragraph" style:parent-style-name="Standard">
      <style:text-properties fo:language="pt" fo:country="PT" officeooo:rsid="0000c605" officeooo:paragraph-rsid="0000c605"/>
    </style:style>
    <style:style style:name="P4" style:family="paragraph" style:parent-style-name="Standard">
      <style:text-properties fo:language="pt" fo:country="PT" fo:font-weight="bold" officeooo:rsid="0000c605" officeooo:paragraph-rsid="0000c605" style:font-weight-asian="bold" style:font-weight-complex="bold"/>
    </style:style>
    <style:style style:name="P5" style:family="paragraph" style:parent-style-name="Standard">
      <style:text-properties fo:language="pt" fo:country="PT" fo:font-weight="bold" officeooo:rsid="0004b4ee" officeooo:paragraph-rsid="0004b4ee" style:font-weight-asian="bold" style:font-weight-complex="bold"/>
    </style:style>
    <style:style style:name="P6" style:family="paragraph" style:parent-style-name="Standard">
      <style:text-properties fo:language="pt" fo:country="PT" officeooo:rsid="00020544" officeooo:paragraph-rsid="00020544"/>
    </style:style>
    <style:style style:name="P7" style:family="paragraph" style:parent-style-name="Standard" style:list-style-name="L2">
      <style:text-properties fo:language="pt" fo:country="PT" officeooo:rsid="00020544" officeooo:paragraph-rsid="00020544"/>
    </style:style>
    <style:style style:name="P8" style:family="paragraph" style:parent-style-name="Standard" style:list-style-name="L3">
      <style:text-properties fo:language="pt" fo:country="PT" officeooo:rsid="00020544" officeooo:paragraph-rsid="00020544"/>
    </style:style>
    <style:style style:name="P9" style:family="paragraph" style:parent-style-name="Standard">
      <style:text-properties fo:language="pt" fo:country="PT" officeooo:rsid="0003cb0e" officeooo:paragraph-rsid="0003cb0e"/>
    </style:style>
    <style:style style:name="P10" style:family="paragraph" style:parent-style-name="Standard" style:list-style-name="L4">
      <style:text-properties fo:language="pt" fo:country="PT" officeooo:rsid="0003cb0e" officeooo:paragraph-rsid="0003cb0e"/>
    </style:style>
    <style:style style:name="P11" style:family="paragraph" style:parent-style-name="Standard">
      <style:text-properties fo:language="pt" fo:country="PT" officeooo:rsid="0004b4ee" officeooo:paragraph-rsid="0004b4ee"/>
    </style:style>
    <style:style style:name="T1" style:family="text">
      <style:text-properties officeooo:rsid="0000c605"/>
    </style:style>
    <style:style style:name="T2" style:family="text">
      <style:text-properties officeooo:rsid="000205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visão ultima aula:</text:p>
      <text:p text:style-name="P1">→ UDP (protocolo simples) → IP + Portas de Transporte</text:p>
      <text:p text:style-name="P1">→ TCP (protocolo mais complexo)</text:p>
      <text:p text:style-name="P1"><text:tab/>→Cabelhaço de segmento TCP</text:p>
      <text:p text:style-name="P1"><text:tab/>→ Os estados da ligação (SYN, SYN/ACK, ACK – Established – FIN, FIN/ACK, ACK)</text:p>
      <text:p text:style-name="P1">→ Gestão da janela de receção (é dinâmica e gerida pelo recetor em função do espaço de armazenamento disponível para o socket)</text:p>
      <text:p text:style-name="P1"/>
      <text:p text:style-name="P1">----------------------------------------------------------------------------------------------------------------------------</text:p>
      <text:p text:style-name="P1">Nesta aula:</text:p>
      <text:p text:style-name="P1">→<text:span text:style-name="T1"> Janela de receção → é a quantidade de informação em bytes que o recetor está disposto a receber.</text:span></text:p>
      <text:p text:style-name="P1">→ Ineficiências da janela de receção</text:p>
      <text:list xml:id="list3629460904" text:style-name="L1">
        <text:list-item>
          <text:p text:style-name="P2">Anunciar uma janela com 1 byte… Solução de Clark (o recetor apenas anuncia a abertura da janela quando existe espaço razoável para amortizar o overhead da transmissão)</text:p>
        </text:list-item>
        <text:list-item>
          <text:p text:style-name="P2">Transmitir 1 byte de cada vez… Algoritmo de Nagle (envia o primeiro byte e aguarda a receção da confirmação. Durante este período armazena a informação a enviar e apenas a envia após a chegada da confirmação)</text:p>
          <text:p text:style-name="P2"/>
        </text:list-item>
      </text:list>
      <text:p text:style-name="P4">Controlo de congestão no TCP (LADO EMISSOR)</text:p>
      <text:p text:style-name="P3"/>
      <text:p text:style-name="P3">O <text:span text:style-name="T2">E</text:span>missor vai ajustar o ritmo de transmissão à capacidade de armazenamento do recetor (janela de receção RWnd) e da capacidade da rede, do seu ponto de vista, entregar o tráfego (janela de congestão C<text:span text:style-name="T2">W</text:span>nd)</text:p>
      <text:p text:style-name="P3"/>
      <text:p text:style-name="P3">Janela de emissão <text:span text:style-name="T2">(SWnd)</text:span> = min (Rwnd, Cwnd)</text:p>
      <text:p text:style-name="P3"/>
      <text:p text:style-name="P6">Cwnd (usa o algoritmo Slow Start) → crescimento exponencial</text:p>
      <text:list xml:id="list634506943" text:style-name="L2">
        <text:list-item>
          <text:p text:style-name="P7">Cwnd <text:s/>= 1 segmento (se bem sucedido)</text:p>
        </text:list-item>
        <text:list-item>
          <text:p text:style-name="P7">Cwnd = 2*Cwnd até atingir o SSThresh (slot start treshold)</text:p>
        </text:list-item>
      </text:list>
      <text:p text:style-name="P6"/>
      <text:p text:style-name="P6">Cwnd (congestion avoidance) → crescimento linear</text:p>
      <text:list xml:id="list1636474625" text:style-name="L3">
        <text:list-item>
          <text:p text:style-name="P8">Cwnd = Cwnd+1</text:p>
        </text:list-item>
      </text:list>
      <text:p text:style-name="P6"/>
      <text:p text:style-name="P9">No TCP timeout = congestão na rede!!!</text:p>
      <text:p text:style-name="P9"/>
      <text:p text:style-name="P9">Quando ocorre um timeout:</text:p>
      <text:list xml:id="list24487311" text:style-name="L4">
        <text:list-item>
          <text:p text:style-name="P10">SSTresh = Cwnd/2</text:p>
        </text:list-item>
        <text:list-item>
          <text:p text:style-name="P10">Cwnd = 1 segmento</text:p>
        </text:list-item>
      </text:list>
      <text:p text:style-name="P9"/>
      <text:p text:style-name="P9">entra na fase de slow start novamente</text:p>
      <text:p text:style-name="P6"/>
      <text:p text:style-name="P5">Fast Restransmit / Fast Recovery</text:p>
      <text:p text:style-name="P11"/>
      <text:p text:style-name="P11">A rede tem capacidade de entrega de segmentos mas há um segmento em falha</text:p>
      <text:p text:style-name="P11"/>
      <text:p text:style-name="P11">Fast Restransmit → após a chegada de 3 ACKs duplicados, transmito o segmento em falta sem esperar o disparo do temporizador de restransmissão (evitar timeout)</text:p>
      <text:p text:style-name="P11"/>
      <text:p text:style-name="P11"><text:soft-page-break/>Fast Recovery → </text:p>
      <text:p text:style-name="P11"/>
      <text:p text:style-name="P11"/>
      <text:p text:style-name="P11">SSThresh = Cwnd/2</text:p>
      <text:p text:style-name="P11"/>
      <text:p text:style-name="P11">Cwnd = SStresh + <text:s/>3SS</text:p>
      <text:p text:style-name="P11"/>
      <text:p text:style-name="P11">quando houver a chegada de uma confirmação do segmento em falta</text:p>
      <text:p text:style-name="P11"/>
      <text:p text:style-name="P11">Cwnd = SStresh</text:p>
      <text:p text:style-name="P11"/>
      <text:p text:style-name="P11"/>
      <text:p text:style-name="P3"><text:tab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PT Sans" svg:font-family="'PT Sans', 'Trebuchet MS'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5-21T19:28:03.138000000</dc:date>
    <meta:editing-duration>PT9M42S</meta:editing-duration>
    <meta:editing-cycles>1</meta:editing-cycles>
    <meta:document-statistic meta:table-count="0" meta:image-count="0" meta:object-count="0" meta:page-count="2" meta:paragraph-count="35" meta:word-count="334" meta:character-count="2018" meta:non-whitespace-character-count="1717"/>
  </office:meta>
</office:document-meta>
</file>